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.3cm" svg:height="1.3cm" svg:x="2.4cm" svg:y="7.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3cm" svg:height="1.3cm" svg:x="21.9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cm" svg:height="1.3cm" svg:x="4.6cm" svg:y="13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cm" svg:height="1.3cm" svg:x="14.6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17.6cm" svg:y="8.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3cm" svg:height="1.3cm" svg:x="11.8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cm" svg:height="1.3cm" svg:x="2.7cm" svg:y="18.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16.6cm" svg:y="3.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cm" svg:height="1.3cm" svg:x="7.2cm" svg:y="11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3cm" svg:height="1.3cm" svg:x="9.1cm" svg:y="13.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2.55cm" svg:y1="14.5cm" svg:x2="23.2cm" svg:y2="13.85cm" draw:start-shape="id1" draw:start-glue-point="8" draw:end-shape="id1" draw:end-glue-point="10" svg:d="M22550 14500c0 753 576 628 927 277s476-927-277-927" svg:viewBox="0 0 1205 1205">
          <text:p/>
        </draw:connector>
        <draw:connector draw:style-name="gr2" draw:text-style-name="P2" draw:layer="layout" draw:type="curve" svg:x1="3.51cm" svg:y1="8.91cm" svg:x2="7.85cm" svg:y2="11.8cm" draw:start-shape="id2" draw:start-glue-point="9" draw:end-shape="id3" draw:end-glue-point="4" svg:d="M3510 8910c0 2311 4340 867 4340 2890" svg:viewBox="0 0 4341 2891">
          <text:p/>
        </draw:connector>
        <draw:connector draw:style-name="gr2" draw:text-style-name="P2" draw:layer="layout" draw:type="curve" svg:x1="3.51cm" svg:y1="8.91cm" svg:x2="14.79cm" svg:y2="12.19cm" draw:start-shape="id2" draw:start-glue-point="9" draw:end-shape="id4" draw:end-glue-point="5" svg:d="M3510 8910c8461 0 2822 3280 11280 3280" svg:viewBox="0 0 11281 3281">
          <text:p/>
        </draw:connector>
        <draw:connector draw:style-name="gr2" draw:text-style-name="P2" draw:layer="layout" draw:type="curve" draw:line-skew="-2.651cm" svg:x1="3.7cm" svg:y1="8.45cm" svg:x2="16.6cm" svg:y2="3.75cm" draw:start-shape="id2" draw:start-glue-point="10" draw:end-shape="id5" draw:end-glue-point="6" svg:d="M3700 8450c5700 0-750-4700 12900-4700" svg:viewBox="0 0 12901 4701">
          <text:p/>
        </draw:connector>
        <draw:connector draw:style-name="gr2" draw:text-style-name="P2" draw:layer="layout" draw:type="curve" svg:x1="3.05cm" svg:y1="9.1cm" svg:x2="2.89cm" svg:y2="19.41cm" draw:start-shape="id2" draw:start-glue-point="8" draw:end-shape="id6" draw:end-glue-point="7" svg:d="M3050 9100c0 6901-426 5751-725 6603s-471 3707 565 3707" svg:viewBox="0 0 955 10311">
          <text:p/>
        </draw:connector>
        <draw:connector draw:style-name="gr2" draw:text-style-name="P2" draw:layer="layout" draw:type="curve" svg:x1="15.9cm" svg:y1="12.65cm" svg:x2="21.9cm" svg:y2="13.85cm" draw:start-shape="id4" draw:start-glue-point="10" draw:end-shape="id1" draw:end-glue-point="6" svg:d="M15900 12650c4501 0 1502 1200 6000 1200" svg:viewBox="0 0 6001 1201">
          <text:p/>
        </draw:connector>
        <draw:connector draw:style-name="gr2" draw:text-style-name="P2" draw:layer="layout" draw:type="curve" svg:x1="22.09cm" svg:y1="13.39cm" svg:x2="18.25cm" svg:y2="9.9cm" draw:start-shape="id1" draw:start-glue-point="5" draw:end-shape="id7" draw:end-glue-point="8" svg:d="M22090 13390c0-2758-3840-1014-3840-3490" svg:viewBox="0 0 3841 3491">
          <text:p/>
        </draw:connector>
        <draw:connector draw:style-name="gr2" draw:text-style-name="P2" draw:layer="layout" draw:type="curve" draw:line-skew="0.65cm" svg:x1="23.01cm" svg:y1="13.39cm" svg:x2="4cm" svg:y2="18.95cm" draw:start-shape="id1" draw:start-glue-point="11" draw:end-shape="id6" draw:end-glue-point="10" svg:d="M23010 13390c2013 0 11518 5560-19010 5560" svg:viewBox="0 0 21991 5561">
          <text:p/>
        </draw:connector>
        <draw:connector draw:style-name="gr2" draw:text-style-name="P2" draw:layer="layout" draw:type="curve" draw:line-skew="-2.527cm" svg:x1="22.09cm" svg:y1="13.39cm" svg:x2="17.25cm" svg:y2="4.4cm" draw:start-shape="id1" draw:start-glue-point="5" draw:end-shape="id5" draw:end-glue-point="8" svg:d="M22090 13390c0-10674-4840-6179-4840-8990" svg:viewBox="0 0 4841 8991">
          <text:p/>
        </draw:connector>
        <draw:connector draw:style-name="gr2" draw:text-style-name="P2" draw:layer="layout" draw:type="curve" svg:x1="15.9cm" svg:y1="12.65cm" svg:x2="18.25cm" svg:y2="9.9cm" draw:start-shape="id4" draw:start-glue-point="10" draw:end-shape="id7" draw:end-glue-point="8" svg:d="M15900 12650c1567 0 2350-916 2350-2750" svg:viewBox="0 0 2351 2751">
          <text:p/>
        </draw:connector>
        <draw:connector draw:style-name="gr2" draw:text-style-name="P2" draw:layer="layout" draw:type="curve" svg:x1="15.25cm" svg:y1="12cm" svg:x2="12.45cm" svg:y2="8cm" draw:start-shape="id4" draw:start-glue-point="4" draw:end-shape="id8" draw:end-glue-point="8" svg:d="M15250 12000c0-2998-2800-999-2800-4000" svg:viewBox="0 0 2801 4001">
          <text:p/>
        </draw:connector>
        <draw:connector draw:style-name="gr2" draw:text-style-name="P2" draw:layer="layout" draw:type="curve" svg:x1="14.79cm" svg:y1="13.11cm" svg:x2="3.35cm" svg:y2="18.3cm" draw:start-shape="id4" draw:start-glue-point="7" draw:end-shape="id6" draw:end-glue-point="4" svg:d="M14790 13110c0 4036-11440 1442-11440 5190" svg:viewBox="0 0 11441 5191">
          <text:p/>
        </draw:connector>
        <draw:connector draw:style-name="gr2" draw:text-style-name="P2" draw:layer="layout" draw:type="curve" svg:x1="5.25cm" svg:y1="13.9cm" svg:x2="5.9cm" svg:y2="14.55cm" draw:start-shape="id9" draw:start-glue-point="4" draw:end-shape="id9" draw:end-glue-point="10" svg:d="M5250 13900c0-751 576-626 927-276s476 926-277 926" svg:viewBox="0 0 1205 1204">
          <text:p/>
        </draw:connector>
        <draw:connector draw:style-name="gr2" draw:text-style-name="P2" draw:layer="layout" draw:type="curve" draw:line-skew="-0.551cm" svg:x1="2.89cm" svg:y1="18.49cm" svg:x2="4.79cm" svg:y2="15.01cm" draw:start-shape="id6" draw:start-glue-point="5" draw:end-shape="id9" draw:end-glue-point="7" svg:d="M2890 18490c0-3435 1900-1695 1900-3480" svg:viewBox="0 0 1901 3481">
          <text:p/>
        </draw:connector>
        <draw:connector draw:style-name="gr2" draw:text-style-name="P2" draw:layer="layout" draw:type="curve" svg:x1="4.79cm" svg:y1="14.09cm" svg:x2="7.2cm" svg:y2="12.45cm" draw:start-shape="id9" draw:start-glue-point="5" draw:end-shape="id3" draw:end-glue-point="6" svg:d="M4790 14090c0-1094 803-1640 2410-1640" svg:viewBox="0 0 2411 1641">
          <text:p/>
        </draw:connector>
        <draw:connector draw:style-name="gr2" draw:text-style-name="P2" draw:layer="layout" draw:type="curve" svg:x1="5.71cm" svg:y1="15.01cm" svg:x2="9.1cm" svg:y2="14.05cm" draw:start-shape="id9" draw:start-glue-point="9" draw:end-shape="id10" draw:end-glue-point="6" svg:d="M5710 15010c2686 0 992-960 3390-960" svg:viewBox="0 0 3391 961">
          <text:p/>
        </draw:connector>
        <draw:connector draw:style-name="gr2" draw:text-style-name="P2" draw:layer="layout" draw:type="curve" svg:x1="17.79cm" svg:y1="9.71cm" svg:x2="17.6cm" svg:y2="9.25cm" draw:start-shape="id7" draw:start-glue-point="7" draw:end-shape="id7" draw:end-glue-point="6" svg:d="M17790 9710c-1036 0-941-460-190-460" svg:viewBox="0 0 767 461">
          <text:p/>
        </draw:connector>
        <draw:connector draw:style-name="gr2" draw:text-style-name="P2" draw:layer="layout" draw:type="curve" svg:x1="18.25cm" svg:y1="8.6cm" svg:x2="13.1cm" svg:y2="7.35cm" draw:start-shape="id7" draw:start-glue-point="4" draw:end-shape="id8" draw:end-glue-point="10" svg:d="M18250 8600c0-834-1716-1250-5150-1250" svg:viewBox="0 0 5151 1251">
          <text:p/>
        </draw:connector>
        <draw:connector draw:style-name="gr2" draw:text-style-name="P2" draw:layer="layout" draw:type="curve" draw:line-skew="-0.401cm" svg:x1="16.79cm" svg:y1="4.21cm" svg:x2="18.71cm" svg:y2="8.79cm" draw:start-shape="id5" draw:start-glue-point="7" draw:end-shape="id7" draw:end-glue-point="11" svg:d="M16790 4210c0 2835 1920 545 1920 4580" svg:viewBox="0 0 1921 4581">
          <text:p/>
        </draw:connector>
        <draw:connector draw:style-name="gr2" draw:text-style-name="P2" draw:layer="layout" draw:type="curve" draw:line-skew="3.849cm" svg:x1="3.81cm" svg:y1="18.49cm" svg:x2="11.99cm" svg:y2="7.81cm" draw:start-shape="id6" draw:start-glue-point="11" draw:end-shape="id8" draw:end-glue-point="7" svg:d="M3810 18490c0-2235 8180 3105 8180-10680" svg:viewBox="0 0 8181 10681">
          <text:p/>
        </draw:connector>
        <draw:connector draw:style-name="gr2" draw:text-style-name="P2" draw:layer="layout" draw:type="curve" draw:line-skew="1.649cm" svg:x1="12.91cm" svg:y1="6.89cm" svg:x2="16.79cm" svg:y2="4.21cm" draw:start-shape="id8" draw:start-glue-point="11" draw:end-shape="id5" draw:end-glue-point="7" svg:d="M12910 6890c5385 0 3445-2680 3880-2680" svg:viewBox="0 0 3882 2681">
          <text:p/>
        </draw:connector>
        <draw:connector draw:style-name="gr2" draw:text-style-name="P2" draw:layer="layout" draw:type="curve" svg:x1="3.81cm" svg:y1="18.49cm" svg:x2="22.09cm" svg:y2="14.31cm" draw:start-shape="id6" draw:start-glue-point="11" draw:end-shape="id1" draw:end-glue-point="7" svg:d="M3810 18490c13711 0 4572-4180 18280-4180" svg:viewBox="0 0 18281 4181">
          <text:p/>
        </draw:connector>
        <draw:connector draw:style-name="gr2" draw:text-style-name="P2" draw:layer="layout" draw:type="curve" svg:x1="3.35cm" svg:y1="19.6cm" svg:x2="3.81cm" svg:y2="19.41cm" draw:start-shape="id6" draw:start-glue-point="8" draw:end-shape="id6" draw:end-glue-point="9" svg:d="M3350 19600c0 753 460 848 460-190" svg:viewBox="0 0 461 768">
          <text:p/>
        </draw:connector>
        <draw:connector draw:style-name="gr2" draw:text-style-name="P2" draw:layer="layout" draw:type="curve" svg:x1="2.89cm" svg:y1="18.49cm" svg:x2="7.39cm" svg:y2="11.99cm" draw:start-shape="id6" draw:start-glue-point="5" draw:end-shape="id3" draw:end-glue-point="5" svg:d="M2890 18490c0-4334 1500-6500 4500-6500" svg:viewBox="0 0 4501 6501">
          <text:p/>
        </draw:connector>
        <draw:connector draw:style-name="gr2" draw:text-style-name="P2" draw:layer="layout" draw:type="curve" draw:line-skew="-0.649cm" svg:x1="3.35cm" svg:y1="18.3cm" svg:x2="9.29cm" svg:y2="14.51cm" draw:start-shape="id6" draw:start-glue-point="4" draw:end-shape="id10" draw:end-glue-point="7" svg:d="M3350 18300c0-3672 5940-1777 5940-3790" svg:viewBox="0 0 5941 3791">
          <text:p/>
        </draw:connector>
        <draw:connector draw:style-name="gr2" draw:text-style-name="P2" draw:layer="layout" draw:type="curve" draw:line-skew="-3.399cm" svg:x1="8.31cm" svg:y1="11.99cm" svg:x2="16.6cm" svg:y2="3.75cm" draw:start-shape="id3" draw:start-glue-point="11" draw:end-shape="id5" draw:end-glue-point="6" svg:d="M8310 11990c1263 0-2882-8240 8290-8240" svg:viewBox="0 0 8291 8241">
          <text:p/>
        </draw:connector>
        <draw:connector draw:style-name="gr2" draw:text-style-name="P2" draw:layer="layout" draw:type="curve" draw:line-skew="-3.101cm" svg:x1="10.21cm" svg:y1="13.59cm" svg:x2="16.79cm" svg:y2="4.21cm" draw:start-shape="id10" draw:start-glue-point="11" draw:end-shape="id5" draw:end-glue-point="7" svg:d="M10210 13590c0-11685 6580-6995 6580-9380" svg:viewBox="0 0 6581 9381">
          <text:p/>
        </draw:connector>
        <draw:connector draw:style-name="gr2" draw:text-style-name="P2" draw:layer="layout" draw:type="curve" svg:x1="7.85cm" svg:y1="13.1cm" svg:x2="8.31cm" svg:y2="12.91cm" draw:start-shape="id3" draw:start-glue-point="8" draw:end-shape="id3" draw:end-glue-point="9" svg:d="M7850 13100c0 753 460 848 460-190" svg:viewBox="0 0 461 768">
          <text:p/>
        </draw:connector>
        <draw:connector draw:style-name="gr2" draw:text-style-name="P2" draw:layer="layout" draw:type="curve" svg:x1="8.5cm" svg:y1="12.45cm" svg:x2="9.29cm" svg:y2="13.59cm" draw:start-shape="id3" draw:start-glue-point="10" draw:end-shape="id10" draw:end-glue-point="5" svg:d="M8500 12450c527 0 790 380 790 1140" svg:viewBox="0 0 791 1141">
          <text:p/>
        </draw:connector>
        <draw:connector draw:style-name="gr2" draw:text-style-name="P2" draw:layer="layout" draw:type="curve" svg:x1="9.75cm" svg:y1="14.7cm" svg:x2="10.21cm" svg:y2="14.51cm" draw:start-shape="id10" draw:start-glue-point="8" draw:end-shape="id10" draw:end-glue-point="9" svg:d="M9750 14700c0 753 460 848 460-190" svg:viewBox="0 0 461 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7:43:21.262000000</meta:creation-date>
    <dc:date>2015-10-08T18:04:44.129000000</dc:date>
    <meta:editing-duration>PT21M20S</meta:editing-duration>
    <meta:editing-cycles>6</meta:editing-cycles>
    <meta:generator>LibreOffice/4.4.4.3$Windows_x86 LibreOffice_project/2c39ebcf046445232b798108aa8a7e7d89552ea8</meta:generator>
    <meta:document-statistic meta:object-count="40"/>
  </office:meta>
</office:document-meta>
</file>